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18in"/>
    </style:style>
    <style:style style:name="co2" style:family="table-column">
      <style:table-column-properties fo:break-before="auto" style:column-width="0.1744in"/>
    </style:style>
    <style:style style:name="co3" style:family="table-column">
      <style:table-column-properties fo:break-before="auto" style:column-width="2.0193in"/>
    </style:style>
    <style:style style:name="co4" style:family="table-column">
      <style:table-column-properties fo:break-before="auto" style:column-width="0.1516in"/>
    </style:style>
    <style:style style:name="co5" style:family="table-column">
      <style:table-column-properties fo:break-before="auto" style:column-width="2.5555in"/>
    </style:style>
    <style:style style:name="co6" style:family="table-column">
      <style:table-column-properties fo:break-before="auto" style:column-width="0.9472in"/>
    </style:style>
    <style:style style:name="co7" style:family="table-column">
      <style:table-column-properties fo:break-before="auto" style:column-width="0.1898in"/>
    </style:style>
    <style:style style:name="co8" style:family="table-column">
      <style:table-column-properties fo:break-before="auto" style:column-width="2.39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2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201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ro5" style:family="table-row">
      <style:table-row-properties style:row-height="0.52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9" table:number-columns-repeated="1014" table:default-cell-style-name="ce9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>
            <text:p>Siegel</text:p>
          </table:table-cell>
          <table:table-cell table:style-name="ce10"/>
          <table:table-cell table:style-name="ce10" office:value-type="string" calcext:value-type="string">
            <text:p>Posaune</text:p>
          </table:table-cell>
          <table:table-cell table:style-name="ce10" table:number-columns-repeated="2"/>
          <table:table-cell table:style-name="ce10" office:value-type="string" calcext:value-type="string">
            <text:p>Schale</text:p>
          </table:table-cell>
          <table:table-cell/>
          <table:table-cell table:style-name="ce10" office:value-type="string" calcext:value-type="string">
            <text:p>Donner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5"/>
          <table:table-cell table:style-name="ce5" office:value-type="string" calcext:value-type="string">
            <text:p>der dritte Teil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12" office:value-type="string" calcext:value-type="string">
            <text:p>Posaune als Antwort auf die Gebete der Heiligen? Offb 8:3 ff</text:p>
          </table:table-cell>
          <table:table-cell table:style-name="ce12"/>
          <table:table-cell/>
          <table:table-cell office:value-type="string" calcext:value-type="string">
            <text:p>Schalen des Grimmes Gottes</text:p>
          </table:table-cell>
          <table:table-cell/>
          <table:table-cell office:value-type="string" calcext:value-type="string">
            <text:p>Beachte: Johannes soll nicht schreiben, was die 7 Donner geredet haben (Offb 10:3-4)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sses Pferd</text:p>
            <text:p>Bogen</text:p>
            <text:p>Krone / siegen</text:p>
          </table:table-cell>
          <table:table-cell/>
          <table:table-cell office:value-type="string" calcext:value-type="string">
            <text:p>Hagel, Feuer mit Blut, 1/3 der Erde verbrennt</text:p>
          </table:table-cell>
          <table:table-cell office:value-type="string" calcext:value-type="string">
            <text:p>2x</text:p>
          </table:table-cell>
          <table:table-cell/>
          <table:table-cell office:value-type="string" calcext:value-type="string">
            <text:p>Auf die Erde.</text:p>
            <text:p>Geschwür bei Menschen mit Malzeichen</text:p>
          </table:table-cell>
          <table:table-cell table:number-columns-repeated="1016"/>
        </table:table-row>
        <table:table-row table:style-name="ro6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uerrotes Pferd</text:p>
            <text:p>Frieden nehmen</text:p>
            <text:p/>
          </table:table-cell>
          <table:table-cell/>
          <table:table-cell office:value-type="string" calcext:value-type="string">
            <text:p>Grosser Feuerberg ins Meer, 1/3 des Meeres zu Blut, 1/3 im Meer Tod</text:p>
          </table:table-cell>
          <table:table-cell office:value-type="string" calcext:value-type="string">
            <text:p>3x</text:p>
          </table:table-cell>
          <table:table-cell/>
          <table:table-cell office:value-type="string" calcext:value-type="string">
            <text:p>Auf das Meer.</text:p>
            <text:p>Meer wird zu Blut</text:p>
          </table:table-cell>
          <table:table-cell table:number-columns-repeated="1016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warzes Pferd</text:p>
            <text:p>Waage</text:p>
            <text:p>Preis von Gerste</text:p>
          </table:table-cell>
          <table:table-cell/>
          <table:table-cell office:value-type="string" calcext:value-type="string">
            <text:p>Grosser brennender Stern fällt vom Himmel, Wasser bitter</text:p>
          </table:table-cell>
          <table:table-cell office:value-type="string" calcext:value-type="string">
            <text:p>2x</text:p>
          </table:table-cell>
          <table:table-cell/>
          <table:table-cell office:value-type="string" calcext:value-type="string">
            <text:p>Auf Ströme und Wasserquellen.</text:p>
            <text:p>Wasserquellen zu Blut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hles Pferd</text:p>
            <text:p>Tod</text:p>
            <text:p>Gewalt über ¼ der Erde</text:p>
          </table:table-cell>
          <table:table-cell/>
          <table:table-cell office:value-type="string" calcext:value-type="string">
            <text:p>1/3 der Sterne, Sonne und Mond verfinstert</text:p>
            <text:p>- Wehe, Wehe, Wehe</text:p>
          </table:table-cell>
          <table:table-cell office:value-type="string" calcext:value-type="string">
            <text:p>5x</text:p>
          </table:table-cell>
          <table:table-cell/>
          <table:table-cell office:value-type="string" calcext:value-type="string">
            <text:p>Schale auf Sonne</text:p>
            <text:p>Menchen werden versengt.</text:p>
            <text:p>Keine Busse um Ehre zu geben.</text:p>
          </table:table-cell>
          <table:table-cell table:number-columns-repeated="10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elen unter Altar</text:p>
            <text:p>Weisses Gewand</text:p>
          </table:table-cell>
          <table:table-cell/>
          <table:table-cell office:value-type="string" calcext:value-type="string">
            <text:p>1. Wehe</text:p>
            <text:p>Stern, der gefallen war</text:p>
            <text:p>Rauch</text:p>
            <text:p>Nicht versiegelte werden beschädigt</text:p>
          </table:table-cell>
          <table:table-cell table:number-columns-repeated="2"/>
          <table:table-cell office:value-type="string" calcext:value-type="string">
            <text:p>Auf Thron des Tieres.</text:p>
            <text:p>Keine Busse von Werken.</text:p>
          </table:table-cell>
          <table:table-cell table:number-columns-repeated="1016"/>
        </table:table-row>
        <table:table-row table:style-name="ro8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rdbeben</text:p>
            <text:p>Sonne wird schwarz</text:p>
            <text:p>Mond wie Blut</text:p>
            <text:p>Sterne fallen wie Feigenbaum</text:p>
            <text:p>Himmel entweicht</text:p>
          </table:table-cell>
          <table:table-cell/>
          <table:table-cell office:value-type="string" calcext:value-type="string">
            <text:p>Vier Engel werden gelöst</text:p>
            <text:p>1/3 der Menchen</text:p>
            <text:p>Feuer und Rauch</text:p>
          </table:table-cell>
          <table:table-cell office:value-type="string" calcext:value-type="string">
            <text:p>2x</text:p>
          </table:table-cell>
          <table:table-cell/>
          <table:table-cell office:value-type="string" calcext:value-type="string">
            <text:p>Auf Euphrat.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Zwei Zeugen: 1260 Tage</text:p>
          </table:table-cell>
          <table:table-cell table:number-columns-repeated="2"/>
          <table:table-cell office:value-type="string" calcext:value-type="string">
            <text:p>Siehe, ich komme wie ein Dieb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rdebeben</text:p>
          </table:table-cell>
          <table:table-cell table:number-columns-repeated="1019"/>
        </table:table-row>
        <table:table-row table:style-name="ro6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chweigen im Himmel, ½ Stunde</text:p>
          </table:table-cell>
          <table:table-cell/>
          <table:table-cell office:value-type="string" calcext:value-type="string">
            <text:p>Laute Stimme im Himmel</text:p>
          </table:table-cell>
          <table:table-cell table:number-columns-repeated="2"/>
          <table:table-cell office:value-type="string" calcext:value-type="string">
            <text:p>In die Luft.</text:p>
            <text:p>Inseln entfliehen</text:p>
            <text:p>Berge werden nicht gefund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: 14 x</text:p>
          </table:table-cell>
          <table:table-cell table:number-columns-repeated="1018"/>
        </table:table-row>
        <table:table-row table:style-name="ro7">
          <table:table-cell table:number-columns-repeated="5"/>
          <table:table-cell office:value-type="string" calcext:value-type="string">
            <text:p>12 + 2 Struktur wie in Priesterschildern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top="0.2in" fo:margin-bottom="0.2in" fo:margin-left="0.2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6:13:04.606794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25T20:20:16.358000000</meta:creation-date>
    <meta:generator>LibreOffice/7.0.4.2$Linux_X86_64 LibreOffice_project/00$Build-2</meta:generator>
    <dc:date>2023-05-21T16:27:52.428566885</dc:date>
    <meta:editing-duration>PT2H11M54S</meta:editing-duration>
    <meta:editing-cycles>20</meta:editing-cycles>
    <meta:print-date>2018-07-15T10:05:54.643854602</meta:print-date>
    <meta:document-statistic meta:table-count="1" meta:cell-count="46" meta:object-count="0"/>
  </office:meta>
</office:document-meta>
</file>